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Impact of Social Saftey Factors with Considerations for Commercial Decisions</text:p>
      <text:p text:style-name="Standard"/>
      <text:p text:style-name="Standard">A look at the various clustering methodologies used in social safety factors to determine locality specific geographic zones. <text:s/>Many independent repositories of data for large urban centers exist in disconnected formats. <text:s/>Our study takes an in depth analysis of these factors inside Chicago, considered to be one of the least safest cities in the United States. <text:s/>Applying clustering techniques on several layers to identify specific regions and time frames that create the highest level of uncertainty in decison making and reperesenting this analysis in real-time data feed to create visually indentifiable pockets of hostility, aggression, etc. <text:s/>This research will reveal opportunities to improve clustering methodologies and their related techniques in processing dataflow from urban commun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0:58:17.287907495</meta:creation-date>
    <dc:date>2018-09-17T20:58:45.402482001</dc:date>
    <meta:editing-duration>PT28S</meta:editing-duration>
    <meta:editing-cycles>1</meta:editing-cycles>
    <meta:document-statistic meta:table-count="0" meta:image-count="0" meta:object-count="0" meta:page-count="1" meta:paragraph-count="2" meta:word-count="126" meta:character-count="878" meta:non-whitespace-character-count="750"/>
    <meta:generator>LibreOffice/6.0.3.2$Linux_X86_64 LibreOffice_project/00m0$Build-2</meta:generator>
  </office:meta>
</office:document-meta>
</file>